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.65mm"/>
    </style:style>
    <style:style style:name="co3" style:family="table-column">
      <style:table-column-properties fo:break-before="auto" style:column-width="21.91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5.1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テーブル一覧">
      <style:table-properties table:display="true" style:writing-mode="lr-tb"/>
    </style:style>
    <style:style style:name="ta2" style:family="table" style:master-page-name="PageStyle_5f_製品マスタ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06pt solid #3c3c3c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0.06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111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111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10111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bold" style:font-name-asian="ＭＳ 明朝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テーブル一覧" table:style-name="ta1">
        <office:forms form:automatic-focus="false" form:apply-design-mode="false"/>
        <table:table-column table:style-name="co1" table:number-columns-repeated="55" table:default-cell-style-name="ce8"/>
        <table:table-column table:style-name="co2" table:default-cell-style-name="ce8"/>
        <table:table-column table:style-name="co1" table:number-columns-repeated="40" table:default-cell-style-name="ce8"/>
        <table:table-column table:style-name="co3" table:number-columns-repeated="161" table:default-cell-style-name="ce49"/>
        <table:table-column table:style-name="co3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0" table:number-rows-spanned="2">
              <text:p>テーブル一覧</text:p>
            </table:table-cell>
            <table:covered-table-cell table:number-columns-repeated="18" table:style-name="ce9"/>
            <table:covered-table-cell table:style-name="ce21"/>
            <table:table-cell table:style-name="ce23"/>
            <table:table-cell table:style-name="ce11" office:value-type="string" calcext:value-type="string" table:number-columns-spanned="9" table:number-rows-spanned="1">
              <text:p>システム</text:p>
            </table:table-cell>
            <table:covered-table-cell table:number-columns-repeated="7" table:style-name="ce24"/>
            <table:covered-table-cell table:style-name="ce11"/>
            <table:table-cell table:style-name="ce30" office:value-type="string" calcext:value-type="string" table:number-columns-spanned="20" table:number-rows-spanned="1">
              <text:p>注文システム</text:p>
            </table:table-cell>
            <table:covered-table-cell table:number-columns-repeated="18" table:style-name="ce32"/>
            <table:covered-table-cell table:style-name="ce33"/>
            <table:table-cell table:style-name="ce34"/>
            <table:table-cell table:style-name="ce24" table:number-columns-repeated="7"/>
            <table:table-cell table:style-name="ce11"/>
            <table:table-cell table:style-name="ce35" table:number-columns-repeated="20"/>
            <table:table-cell table:style-name="ce36" office:value-type="string" calcext:value-type="string" table:number-columns-spanned="8" table:number-rows-spanned="1">
              <text:p>ページ</text:p>
            </table:table-cell>
            <table:covered-table-cell table:number-columns-repeated="6" table:style-name="ce37"/>
            <table:covered-table-cell table:style-name="ce38"/>
            <table:table-cell table:style-name="ce39"/>
            <table:table-cell table:style-name="ce32" table:number-columns-repeated="7"/>
            <table:table-cell table:style-name="ce33"/>
            <table:table-cell table:style-name="ce3" table:number-columns-repeated="928"/>
          </table:table-row>
          <table:table-row table:style-name="ro1">
            <table:covered-table-cell table:style-name="ce2"/>
            <table:covered-table-cell table:number-columns-repeated="18" table:style-name="ce10"/>
            <table:covered-table-cell table:style-name="ce22"/>
            <table:table-cell table:style-name="ce2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4"/>
            <table:table-cell table:style-name="ce24" table:number-columns-repeated="7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更新日</text:p>
            </table:table-cell>
            <table:covered-table-cell table:number-columns-repeated="6" table:style-name="ce37"/>
            <table:covered-table-cell table:style-name="ce38"/>
            <table:table-cell table:style-name="ce40" table:number-columns-spanned="9" table:number-rows-spanned="1"/>
            <table:covered-table-cell table:number-columns-repeated="7" table:style-name="ce41"/>
            <table:covered-table-cell table:style-name="ce42"/>
            <table:table-cell table:style-name="ce3" table:number-columns-repeated="928"/>
          </table:table-row>
          <table:table-row table:style-name="ro2">
            <table:table-cell table:style-name="ce3" table:number-columns-repeated="96"/>
            <table:table-cell table:style-name="ce47" table:number-columns-repeated="928"/>
          </table:table-row>
          <table:table-row table:style-name="ro3">
            <table:table-cell table:style-name="ce4" office:value-type="string" calcext:value-type="string" table:number-columns-spanned="2" table:number-rows-spanned="1">
              <text:p>№</text:p>
            </table:table-cell>
            <table:covered-table-cell table:style-name="ce11"/>
            <table:table-cell table:style-name="ce15"/>
            <table:table-cell table:style-name="ce15" office:value-type="string" calcext:value-type="string">
              <text:p>テーブル名</text:p>
            </table:table-cell>
            <table:table-cell table:style-name="ce15" table:number-columns-repeated="18"/>
            <table:table-cell table:style-name="ce25"/>
            <table:table-cell table:style-name="ce15" office:value-type="string" calcext:value-type="string">
              <text:p>テーブルID</text:p>
            </table:table-cell>
            <table:table-cell table:style-name="ce15" table:number-columns-repeated="5"/>
            <table:table-cell table:style-name="ce29" table:number-columns-repeated="2"/>
            <table:table-cell table:style-name="ce15" table:number-columns-repeated="2"/>
            <table:table-cell table:style-name="ce29"/>
            <table:table-cell table:style-name="ce15" table:number-columns-repeated="8"/>
            <table:table-cell table:style-name="ce25"/>
            <table:table-cell table:style-name="ce15" office:value-type="string" calcext:value-type="string">
              <text:p>説明</text:p>
            </table:table-cell>
            <table:table-cell table:style-name="ce15" table:number-columns-repeated="51"/>
            <table:table-cell table:style-name="ce43"/>
            <table:table-cell table:style-name="ce3" table:number-columns-repeated="928"/>
          </table:table-row>
        </table:table-header-rows>
        <table:table-row table:style-name="ro3">
          <table:table-cell table:style-name="ce5" office:value-type="string" calcext:value-type="string" table:number-columns-spanned="2" table:number-rows-spanned="1">
            <text:p>1</text:p>
          </table:table-cell>
          <table:covered-table-cell table:style-name="ce12"/>
          <table:table-cell table:style-name="ce16"/>
          <table:table-cell table:style-name="ce16" office:value-type="string" calcext:value-type="string">
            <text:p>注文</text:p>
          </table:table-cell>
          <table:table-cell table:style-name="ce16" table:number-columns-repeated="18"/>
          <table:table-cell table:style-name="ce26"/>
          <table:table-cell table:style-name="ce16" office:value-type="string" calcext:value-type="string">
            <text:p>Order</text:p>
          </table:table-cell>
          <table:table-cell table:style-name="ce16" table:number-columns-repeated="6"/>
          <table:table-cell table:style-name="ce31"/>
          <table:table-cell table:style-name="ce16" table:number-columns-repeated="11"/>
          <table:table-cell table:style-name="ce26"/>
          <table:table-cell table:style-name="ce16" table:number-columns-repeated="52"/>
          <table:table-cell table:style-name="ce44"/>
          <table:table-cell table:style-name="ce48" table:number-columns-repeated="928"/>
        </table:table-row>
        <table:table-row table:style-name="ro3">
          <table:table-cell table:style-name="ce6" office:value-type="string" calcext:value-type="string" table:number-columns-spanned="2" table:number-rows-spanned="1">
            <text:p>2</text:p>
          </table:table-cell>
          <table:covered-table-cell table:style-name="ce13"/>
          <table:table-cell table:style-name="ce17"/>
          <table:table-cell table:style-name="ce17" office:value-type="string" calcext:value-type="string">
            <text:p>カート</text:p>
          </table:table-cell>
          <table:table-cell table:style-name="ce17" table:number-columns-repeated="18"/>
          <table:table-cell table:style-name="ce27"/>
          <table:table-cell table:style-name="ce17" office:value-type="string" calcext:value-type="string">
            <text:p>Cart</text:p>
          </table:table-cell>
          <table:table-cell table:style-name="ce17" table:number-columns-repeated="18"/>
          <table:table-cell table:style-name="ce27"/>
          <table:table-cell table:style-name="ce17" table:number-columns-repeated="7"/>
          <table:table-cell table:style-name="ce19"/>
          <table:table-cell table:style-name="ce17" table:number-columns-repeated="44"/>
          <table:table-cell table:style-name="ce45"/>
          <table:table-cell table:style-name="ce48" table:number-columns-repeated="928"/>
        </table:table-row>
        <table:table-row table:style-name="ro3">
          <table:table-cell table:style-name="ce6" office:value-type="string" calcext:value-type="string" table:number-columns-spanned="2" table:number-rows-spanned="1">
            <text:p>3</text:p>
          </table:table-cell>
          <table:covered-table-cell table:style-name="ce13"/>
          <table:table-cell table:style-name="ce17" table:number-columns-repeated="20"/>
          <table:table-cell table:style-name="ce27"/>
          <table:table-cell table:style-name="ce17" table:number-columns-repeated="19"/>
          <table:table-cell table:style-name="ce27"/>
          <table:table-cell table:style-name="ce17" table:number-columns-repeated="7"/>
          <table:table-cell table:style-name="ce19"/>
          <table:table-cell table:style-name="ce17" table:number-columns-repeated="44"/>
          <table:table-cell table:style-name="ce45"/>
          <table:table-cell table:style-name="ce48" table:number-columns-repeated="928"/>
        </table:table-row>
        <table:table-row table:style-name="ro3">
          <table:table-cell table:style-name="ce6" office:value-type="string" calcext:value-type="string" table:number-columns-spanned="2" table:number-rows-spanned="1">
            <text:p>4</text:p>
          </table:table-cell>
          <table:covered-table-cell table:style-name="ce13"/>
          <table:table-cell table:style-name="ce17" table:number-columns-repeated="4"/>
          <table:table-cell table:style-name="ce19" table:number-columns-repeated="5"/>
          <table:table-cell table:style-name="ce17" table:number-columns-repeated="3"/>
          <table:table-cell table:style-name="ce19"/>
          <table:table-cell table:style-name="ce17" table:number-columns-repeated="7"/>
          <table:table-cell table:style-name="ce27"/>
          <table:table-cell table:style-name="ce17" table:number-columns-repeated="19"/>
          <table:table-cell table:style-name="ce27"/>
          <table:table-cell table:style-name="ce17" table:number-columns-repeated="7"/>
          <table:table-cell table:style-name="ce19" table:number-columns-repeated="18"/>
          <table:table-cell table:style-name="ce17" table:number-columns-repeated="27"/>
          <table:table-cell table:style-name="ce45"/>
          <table:table-cell table:style-name="ce48" table:number-columns-repeated="928"/>
        </table:table-row>
        <table:table-row table:style-name="ro3">
          <table:table-cell table:style-name="ce6" office:value-type="string" calcext:value-type="string" table:number-columns-spanned="2" table:number-rows-spanned="1">
            <text:p>5</text:p>
          </table:table-cell>
          <table:covered-table-cell table:style-name="ce13"/>
          <table:table-cell table:style-name="ce17" table:number-columns-repeated="4"/>
          <table:table-cell table:style-name="ce19" table:number-columns-repeated="5"/>
          <table:table-cell table:style-name="ce17" table:number-columns-repeated="3"/>
          <table:table-cell table:style-name="ce19"/>
          <table:table-cell table:style-name="ce17" table:number-columns-repeated="7"/>
          <table:table-cell table:style-name="ce27"/>
          <table:table-cell table:style-name="ce17" table:number-columns-repeated="19"/>
          <table:table-cell table:style-name="ce27"/>
          <table:table-cell table:style-name="ce17" table:number-columns-repeated="7"/>
          <table:table-cell table:style-name="ce19" table:number-columns-repeated="18"/>
          <table:table-cell table:style-name="ce17" table:number-columns-repeated="27"/>
          <table:table-cell table:style-name="ce45"/>
          <table:table-cell table:style-name="ce48" table:number-columns-repeated="928"/>
        </table:table-row>
        <table:table-row table:style-name="ro3">
          <table:table-cell table:style-name="ce7" office:value-type="string" calcext:value-type="string" table:number-columns-spanned="2" table:number-rows-spanned="1">
            <text:p>6</text:p>
          </table:table-cell>
          <table:covered-table-cell table:style-name="ce14"/>
          <table:table-cell table:style-name="ce18" table:number-columns-repeated="4"/>
          <table:table-cell table:style-name="ce20" table:number-columns-repeated="5"/>
          <table:table-cell table:style-name="ce18" table:number-columns-repeated="3"/>
          <table:table-cell table:style-name="ce20"/>
          <table:table-cell table:style-name="ce18" table:number-columns-repeated="7"/>
          <table:table-cell table:style-name="ce28"/>
          <table:table-cell table:style-name="ce18" table:number-columns-repeated="19"/>
          <table:table-cell table:style-name="ce28"/>
          <table:table-cell table:style-name="ce18" table:number-columns-repeated="7"/>
          <table:table-cell table:style-name="ce20" table:number-columns-repeated="18"/>
          <table:table-cell table:style-name="ce18" table:number-columns-repeated="27"/>
          <table:table-cell table:style-name="ce46"/>
          <table:table-cell table:style-name="ce48" table:number-columns-repeated="928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テーブル一覧.$A$1" table:cell-range-address="$テーブル一覧.$A$1:.$AMJ$4" table:range-usable-as="repeat-column repeat-row"/>
        </table:named-expressions>
      </table:table>
      <table:table table:name="製品マスタ" table:style-name="ta2">
        <office:forms form:automatic-focus="false" form:apply-design-mode="false"/>
        <table:table-column table:style-name="co1" table:number-columns-repeated="96" table:default-cell-style-name="ce8"/>
        <table:table-column table:style-name="co3" table:number-columns-repeated="161" table:default-cell-style-name="ce49"/>
        <table:table-column table:style-name="co3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0" table:number-rows-spanned="2">
              <text:p>DBレイアウト</text:p>
            </table:table-cell>
            <table:covered-table-cell table:number-columns-repeated="18" table:style-name="ce9"/>
            <table:covered-table-cell table:style-name="ce21"/>
            <table:table-cell table:style-name="ce23"/>
            <table:table-cell table:style-name="ce11" office:value-type="string" calcext:value-type="string" table:number-columns-spanned="9" table:number-rows-spanned="1">
              <text:p>システム</text:p>
            </table:table-cell>
            <table:covered-table-cell table:number-columns-repeated="7" table:style-name="ce24"/>
            <table:covered-table-cell table:style-name="ce11"/>
            <table:table-cell table:style-name="ce30" office:value-type="string" calcext:value-type="string" table:number-columns-spanned="20" table:number-rows-spanned="1">
              <text:p>注文システム</text:p>
            </table:table-cell>
            <table:covered-table-cell table:number-columns-repeated="18" table:style-name="ce32"/>
            <table:covered-table-cell table:style-name="ce33"/>
            <table:table-cell table:style-name="ce11" office:value-type="string" calcext:value-type="string" table:number-columns-spanned="9" table:number-rows-spanned="1">
              <text:p>データーベース</text:p>
            </table:table-cell>
            <table:covered-table-cell table:number-columns-repeated="7" table:style-name="ce24"/>
            <table:covered-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ページ</text:p>
            </table:table-cell>
            <table:covered-table-cell table:number-columns-repeated="6" table:style-name="ce37"/>
            <table:covered-table-cell table:style-name="ce38"/>
            <table:table-cell table:style-name="ce39"/>
            <table:table-cell table:style-name="ce32" table:number-columns-repeated="7"/>
            <table:table-cell table:style-name="ce33"/>
            <table:table-cell table:style-name="ce3" table:number-columns-repeated="928"/>
          </table:table-row>
          <table:table-row table:style-name="ro1">
            <table:covered-table-cell table:style-name="ce2"/>
            <table:covered-table-cell table:number-columns-repeated="18" table:style-name="ce10"/>
            <table:covered-table-cell table:style-name="ce22"/>
            <table:table-cell table:style-name="ce2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更新日</text:p>
            </table:table-cell>
            <table:covered-table-cell table:number-columns-repeated="6" table:style-name="ce37"/>
            <table:covered-table-cell table:style-name="ce38"/>
            <table:table-cell table:style-name="ce40" office:value-type="date" office:date-value="2016-07-06" calcext:value-type="date" table:number-columns-spanned="9" table:number-rows-spanned="1">
              <text:p>2016/07/06</text:p>
            </table:table-cell>
            <table:covered-table-cell table:number-columns-repeated="7" table:style-name="ce41"/>
            <table:covered-table-cell table:style-name="ce42"/>
            <table:table-cell table:style-name="ce3" table:number-columns-repeated="928"/>
          </table:table-row>
          <table:table-row table:style-name="ro2">
            <table:table-cell table:style-name="ce47" table:number-columns-repeated="1024"/>
          </table:table-row>
          <table:table-row table:style-name="ro5">
            <table:table-cell table:style-name="ce50" office:value-type="string" calcext:value-type="string" table:number-columns-spanned="6" table:number-rows-spanned="1">
              <text:p>テーブル名</text:p>
            </table:table-cell>
            <table:covered-table-cell table:number-columns-repeated="2" table:style-name="ce56"/>
            <table:covered-table-cell table:number-columns-repeated="2" table:style-name="ce62"/>
            <table:covered-table-cell table:style-name="ce73"/>
            <table:table-cell table:style-name="ce78"/>
            <table:table-cell table:style-name="ce78" office:value-type="string" calcext:value-type="string">
              <text:p>注文</text:p>
            </table:table-cell>
            <table:table-cell table:style-name="ce78" table:number-columns-repeated="14"/>
            <table:table-cell table:style-name="ce50" office:value-type="string" calcext:value-type="string" table:number-columns-spanned="6" table:number-rows-spanned="1">
              <text:p>テーブルID</text:p>
            </table:table-cell>
            <table:covered-table-cell table:number-columns-repeated="2" table:style-name="ce56"/>
            <table:covered-table-cell table:number-columns-repeated="2" table:style-name="ce62"/>
            <table:covered-table-cell table:style-name="ce73"/>
            <table:table-cell table:style-name="ce78"/>
            <table:table-cell table:style-name="ce78" office:value-type="string" calcext:value-type="string">
              <text:p>Order</text:p>
            </table:table-cell>
            <table:table-cell table:style-name="ce78" table:number-columns-repeated="13"/>
            <table:table-cell table:style-name="ce93"/>
            <table:table-cell table:style-name="ce94"/>
            <table:table-cell table:style-name="ce89" office:value-type="string" calcext:value-type="string">
              <text:p>PKEY数</text:p>
            </table:table-cell>
            <table:table-cell table:style-name="ce89" table:number-columns-repeated="3"/>
            <table:table-cell table:style-name="ce97"/>
            <table:table-cell table:style-name="ce98" table:formula="of:=COUNTA([.E6:.E41])" office:value-type="float" office:value="1" calcext:value-type="float" table:number-columns-spanned="7" table:number-rows-spanned="1">
              <text:p>1</text:p>
            </table:table-cell>
            <table:covered-table-cell table:number-columns-repeated="5" table:style-name="ce99"/>
            <table:covered-table-cell table:style-name="ce100"/>
            <table:table-cell table:style-name="ce89"/>
            <table:table-cell table:style-name="ce89" office:value-type="string" calcext:value-type="string">
              <text:p>PKEYｻｲｽﾞ</text:p>
            </table:table-cell>
            <table:table-cell table:style-name="ce89" table:number-columns-repeated="3"/>
            <table:table-cell table:style-name="ce97"/>
            <table:table-cell table:style-name="ce100" table:formula="of:=SUMIF([.E6:.E41];&quot;○&quot;;[.BH6:.BH41])" office:value-type="float" office:value="0" calcext:value-type="float" table:number-columns-spanned="7" table:number-rows-spanned="1">
              <text:p>0</text:p>
            </table:table-cell>
            <table:covered-table-cell table:number-columns-repeated="5" table:style-name="ce99"/>
            <table:covered-table-cell table:style-name="ce100"/>
            <table:table-cell table:style-name="ce94"/>
            <table:table-cell table:style-name="ce89" office:value-type="string" calcext:value-type="string">
              <text:p>ﾌｨｰﾙﾄﾞ数</text:p>
            </table:table-cell>
            <table:table-cell table:style-name="ce89" table:number-columns-repeated="3"/>
            <table:table-cell table:style-name="ce97"/>
            <table:table-cell table:style-name="ce100" table:formula="of:=COUNTA([.H6:.H41])" office:value-type="float" office:value="6" calcext:value-type="float" table:number-columns-spanned="7" table:number-rows-spanned="1">
              <text:p>6</text:p>
            </table:table-cell>
            <table:covered-table-cell table:number-columns-repeated="5" table:style-name="ce99"/>
            <table:covered-table-cell table:style-name="ce100"/>
            <table:table-cell table:style-name="ce94"/>
            <table:table-cell table:style-name="ce89" office:value-type="string" calcext:value-type="string">
              <text:p>ﾚｺｰﾄﾞｻｲｽﾞ</text:p>
            </table:table-cell>
            <table:table-cell table:style-name="ce89" table:number-columns-repeated="3"/>
            <table:table-cell table:style-name="ce97"/>
            <table:table-cell table:style-name="ce98" table:formula="of:=SUM([.BH6:.BJ41])" office:value-type="float" office:value="84" calcext:value-type="float" table:number-columns-spanned="7" table:number-rows-spanned="1">
              <text:p>84</text:p>
            </table:table-cell>
            <table:covered-table-cell table:number-columns-repeated="5" table:style-name="ce99"/>
            <table:covered-table-cell table:style-name="ce100"/>
            <table:table-cell table:style-name="ce115" table:number-columns-repeated="928"/>
          </table:table-row>
          <table:table-row table:style-name="ro6">
            <table:table-cell table:style-name="ce51" office:value-type="string" calcext:value-type="string" table:number-columns-spanned="3" table:number-rows-spanned="1">
              <text:p>SEQ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PKEY</text:p>
            </table:table-cell>
            <table:covered-table-cell table:style-name="ce57"/>
            <table:covered-table-cell table:style-name="ce61"/>
            <table:table-cell table:style-name="ce79"/>
            <table:table-cell table:style-name="ce84" office:value-type="string" calcext:value-type="string">
              <text:p>項目名</text:p>
            </table:table-cell>
            <table:table-cell table:style-name="ce89" table:number-columns-repeated="12"/>
            <table:table-cell table:style-name="ce15"/>
            <table:table-cell table:style-name="ce89" table:number-columns-repeated="5"/>
            <table:table-cell table:style-name="ce92"/>
            <table:table-cell table:style-name="ce79"/>
            <table:table-cell table:style-name="ce89" office:value-type="string" calcext:value-type="string">
              <text:p>フィールド名</text:p>
            </table:table-cell>
            <table:table-cell table:style-name="ce89" table:number-columns-repeated="17"/>
            <table:table-cell table:style-name="ce96"/>
            <table:table-cell table:style-name="ce79"/>
            <table:table-cell table:style-name="ce89" office:value-type="string" calcext:value-type="string">
              <text:p>タイプ</text:p>
            </table:table-cell>
            <table:table-cell table:style-name="ce89" table:number-columns-repeated="4"/>
            <table:table-cell table:style-name="ce15"/>
            <table:table-cell table:style-name="ce89"/>
            <table:table-cell table:style-name="ce92"/>
            <table:table-cell table:style-name="ce63" office:value-type="string" calcext:value-type="string" table:number-columns-spanned="3" table:number-rows-spanned="1">
              <text:p>長さ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ｻｲｽﾞ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NULL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INDEX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7" table:number-rows-spanned="1">
              <text:p>初期値</text:p>
            </table:table-cell>
            <table:covered-table-cell table:number-columns-repeated="5" table:style-name="ce57"/>
            <table:covered-table-cell table:style-name="ce61"/>
            <table:table-cell table:style-name="ce79"/>
            <table:table-cell table:style-name="ce89" office:value-type="string" calcext:value-type="string">
              <text:p>特記事項</text:p>
            </table:table-cell>
            <table:table-cell table:style-name="ce89" table:number-columns-repeated="18"/>
            <table:table-cell table:style-name="ce97"/>
            <table:table-cell table:style-name="ce115" table:number-columns-repeated="928"/>
          </table:table-row>
        </table:table-header-rows>
        <table:table-row table:style-name="ro6">
          <table:table-cell table:style-name="ce52" office:value-type="string" calcext:value-type="string" table:number-columns-spanned="3" table:number-rows-spanned="1">
            <text:p>1</text:p>
          </table:table-cell>
          <table:covered-table-cell table:number-columns-repeated="2" table:style-name="ce58"/>
          <table:table-cell table:style-name="ce64"/>
          <table:table-cell table:style-name="ce69"/>
          <table:table-cell table:style-name="ce74"/>
          <table:table-cell table:style-name="ce80"/>
          <table:table-cell table:style-name="ce85" office:value-type="string" calcext:value-type="string">
            <text:p>会員ID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7"/>
          <table:table-cell table:style-name="ce85" office:value-type="string" calcext:value-type="string">
            <text:p>IdName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1" table:number-columns-spanned="3" table:number-rows-spanned="1"/>
          <table:covered-table-cell table:style-name="ce105"/>
          <table:covered-table-cell table:style-name="ce107"/>
          <table:table-cell table:style-name="ce101" office:value-type="float" office:value="20" calcext:value-type="float" table:number-columns-spanned="3" table:number-rows-spanned="1">
            <text:p>20</text:p>
          </table:table-cell>
          <table:covered-table-cell table:style-name="ce105"/>
          <table:covered-table-cell table:style-name="ce107"/>
          <table:table-cell table:style-name="ce64"/>
          <table:table-cell table:style-name="ce69"/>
          <table:table-cell table:style-name="ce74"/>
          <table:table-cell table:style-name="ce64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2</text:p>
          </table:table-cell>
          <table:covered-table-cell table:number-columns-repeated="2" table:style-name="ce58"/>
          <table:table-cell table:style-name="ce64"/>
          <table:table-cell table:style-name="ce69"/>
          <table:table-cell table:style-name="ce74"/>
          <table:table-cell table:style-name="ce80"/>
          <table:table-cell table:style-name="ce85" office:value-type="string" calcext:value-type="string">
            <text:p>製品ID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7"/>
          <table:table-cell table:style-name="ce85" office:value-type="string" calcext:value-type="string">
            <text:p>IdItem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1" table:number-columns-spanned="3" table:number-rows-spanned="1"/>
          <table:covered-table-cell table:style-name="ce105"/>
          <table:covered-table-cell table:style-name="ce107"/>
          <table:table-cell table:style-name="ce101" office:value-type="float" office:value="6" calcext:value-type="float" table:number-columns-spanned="3" table:number-rows-spanned="1">
            <text:p>6</text:p>
          </table:table-cell>
          <table:covered-table-cell table:style-name="ce105"/>
          <table:covered-table-cell table:style-name="ce107"/>
          <table:table-cell table:style-name="ce64"/>
          <table:table-cell table:style-name="ce69"/>
          <table:table-cell table:style-name="ce74"/>
          <table:table-cell table:style-name="ce64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3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office:value-type="string" calcext:value-type="string">
            <text:p>製品名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5"/>
          <table:table-cell table:style-name="ce85" office:value-type="string" calcext:value-type="string">
            <text:p>ItemName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office:value-type="float" office:value="40" calcext:value-type="float" table:number-columns-spanned="3" table:number-rows-spanned="1">
            <text:p>40</text:p>
          </table:table-cell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4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6" office:value-type="string" calcext:value-type="string">
            <text:p>注文数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5"/>
          <table:table-cell table:style-name="ce86" office:value-type="string" calcext:value-type="string">
            <text:p>OrderNam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数値型</text:p>
          </table:table-cell>
          <table:table-cell table:style-name="ce86" table:number-columns-repeated="6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office:value-type="float" office:value="4" calcext:value-type="float" table:number-columns-spanned="3" table:number-rows-spanned="1">
            <text:p>4</text:p>
          </table:table-cell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5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7" office:value-type="string" calcext:value-type="string">
            <text:p>値段</text:p>
          </table:table-cell>
          <table:table-cell table:style-name="ce87"/>
          <table:table-cell table:style-name="ce91" table:number-columns-repeated="17"/>
          <table:table-cell table:style-name="ce75"/>
          <table:table-cell table:style-name="ce66"/>
          <table:table-cell table:style-name="ce87" office:value-type="string" calcext:value-type="string">
            <text:p>Price</text:p>
          </table:table-cell>
          <table:table-cell table:style-name="ce17" table:number-columns-repeated="2"/>
          <table:table-cell table:style-name="ce91" table:number-columns-repeated="15"/>
          <table:table-cell table:style-name="ce75"/>
          <table:table-cell table:style-name="ce66"/>
          <table:table-cell table:style-name="ce17" office:value-type="string" calcext:value-type="string">
            <text:p>数値型</text:p>
          </table:table-cell>
          <table:table-cell table:style-name="ce91"/>
          <table:table-cell table:style-name="ce17"/>
          <table:table-cell table:style-name="ce91" table:number-columns-repeated="4"/>
          <table:table-cell table:style-name="ce75"/>
          <table:table-cell table:style-name="ce103" table:number-columns-spanned="3" table:number-rows-spanned="1"/>
          <table:covered-table-cell table:number-columns-repeated="2" table:style-name="ce103"/>
          <table:table-cell table:style-name="ce103" office:value-type="float" office:value="7" calcext:value-type="float" table:number-columns-spanned="3" table:number-rows-spanned="1">
            <text:p>7</text:p>
          </table:table-cell>
          <table:covered-table-cell table:style-name="ce109"/>
          <table:covered-table-cell table:style-name="ce110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3" office:value-type="string" calcext:value-type="string" table:number-columns-spanned="3" table:number-rows-spanned="1">
            <text:p>6</text:p>
          </table:table-cell>
          <table:covered-table-cell table:number-columns-repeated="2" table:style-name="ce59"/>
          <table:table-cell table:style-name="ce66"/>
          <table:table-cell table:style-name="ce70" office:value-type="string" calcext:value-type="string">
            <text:p>◯</text:p>
          </table:table-cell>
          <table:table-cell table:style-name="ce75"/>
          <table:table-cell table:style-name="ce81"/>
          <table:table-cell table:style-name="ce87" office:value-type="string" calcext:value-type="string">
            <text:p>ID</text:p>
          </table:table-cell>
          <table:table-cell table:style-name="ce90"/>
          <table:table-cell table:style-name="ce91" table:number-columns-repeated="17"/>
          <table:table-cell table:style-name="ce75"/>
          <table:table-cell table:style-name="ce66"/>
          <table:table-cell table:style-name="ce87" office:value-type="string" calcext:value-type="string">
            <text:p>Id</text:p>
          </table:table-cell>
          <table:table-cell table:style-name="ce17"/>
          <table:table-cell table:style-name="ce91" table:number-columns-repeated="16"/>
          <table:table-cell table:style-name="ce75"/>
          <table:table-cell table:style-name="ce66"/>
          <table:table-cell table:style-name="ce17" office:value-type="string" calcext:value-type="string">
            <text:p>数値型</text:p>
          </table:table-cell>
          <table:table-cell table:style-name="ce91" table:number-columns-repeated="6"/>
          <table:table-cell table:style-name="ce75"/>
          <table:table-cell table:style-name="ce103" table:number-columns-spanned="3" table:number-rows-spanned="1"/>
          <table:covered-table-cell table:number-columns-repeated="2" table:style-name="ce103"/>
          <table:table-cell table:style-name="ce103" office:value-type="float" office:value="7" calcext:value-type="float" table:number-columns-spanned="3" table:number-rows-spanned="1">
            <text:p>7</text:p>
          </table:table-cell>
          <table:covered-table-cell table:style-name="ce109"/>
          <table:covered-table-cell table:style-name="ce110"/>
          <table:table-cell table:style-name="ce66"/>
          <table:table-cell table:style-name="ce111"/>
          <table:table-cell table:style-name="ce75"/>
          <table:table-cell table:style-name="ce66"/>
          <table:table-cell table:style-name="ce111"/>
          <table:table-cell table:style-name="ce75"/>
          <table:table-cell table:style-name="ce66"/>
          <table:table-cell table:style-name="ce91" table:number-columns-repeated="5"/>
          <table:table-cell table:style-name="ce75"/>
          <table:table-cell table:style-name="ce66"/>
          <table:table-cell table:style-name="ce91" table:number-columns-repeated="19"/>
          <table:table-cell table:style-name="ce114"/>
          <table:table-cell table:style-name="ce117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7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5"/>
          <table:table-cell table:style-name="ce19" table:number-columns-repeated="2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5"/>
          <table:table-cell table:style-name="ce19" table:number-columns-repeated="2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69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69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4" table:number-columns-spanned="3" table:number-rows-spanned="1"/>
          <table:covered-table-cell table:number-columns-repeated="2" table:style-name="ce60"/>
          <table:table-cell table:style-name="ce68"/>
          <table:table-cell table:style-name="ce72"/>
          <table:table-cell table:style-name="ce77"/>
          <table:table-cell table:style-name="ce83"/>
          <table:table-cell table:style-name="ce88" table:number-columns-repeated="2"/>
          <table:table-cell table:style-name="ce18" table:number-columns-repeated="17"/>
          <table:table-cell table:style-name="ce77"/>
          <table:table-cell table:style-name="ce68"/>
          <table:table-cell table:style-name="ce18" table:number-columns-repeated="18"/>
          <table:table-cell table:style-name="ce77"/>
          <table:table-cell table:style-name="ce68"/>
          <table:table-cell table:style-name="ce18" table:number-columns-repeated="7"/>
          <table:table-cell table:style-name="ce77"/>
          <table:table-cell table:style-name="ce104" table:number-columns-spanned="3" table:number-rows-spanned="1"/>
          <table:covered-table-cell table:number-columns-repeated="2" table:style-name="ce104"/>
          <table:table-cell table:style-name="ce104" table:number-columns-spanned="3" table:number-rows-spanned="1"/>
          <table:covered-table-cell table:number-columns-repeated="2" table:style-name="ce104"/>
          <table:table-cell table:style-name="ce68"/>
          <table:table-cell table:style-name="ce72"/>
          <table:table-cell table:style-name="ce77"/>
          <table:table-cell table:style-name="ce68"/>
          <table:table-cell table:style-name="ce72"/>
          <table:table-cell table:style-name="ce77"/>
          <table:table-cell table:style-name="ce68"/>
          <table:table-cell table:style-name="ce18" table:number-columns-repeated="5"/>
          <table:table-cell table:style-name="ce77"/>
          <table:table-cell table:style-name="ce68"/>
          <table:table-cell table:style-name="ce18" table:number-columns-repeated="19"/>
          <table:table-cell table:style-name="ce46"/>
          <table:table-cell table:style-name="ce116" table:number-columns-repeated="928"/>
        </table:table-row>
        <table:table-row table:style-name="ro7" table:number-rows-repeated="4">
          <table:table-cell table:style-name="ce55" table:number-columns-repeated="96"/>
          <table:table-cell table:style-name="ce112" table:number-columns-repeated="928"/>
        </table:table-row>
        <table:table-row table:style-name="ro7" table:number-rows-repeated="6">
          <table:table-cell table:style-name="ce55" table:number-columns-repeated="92"/>
          <table:table-cell table:style-name="ce112" table:number-columns-repeated="932"/>
        </table:table-row>
        <table:table-row table:style-name="ro7" table:number-rows-repeated="92">
          <table:table-cell table:style-name="ce55" table:number-columns-repeated="96"/>
          <table:table-cell table:style-name="ce112" table:number-columns-repeated="928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テーブル一覧.$A$1" table:cell-range-address="$製品マスタ.$A$1:.$AMJ$5" table:range-usable-as="repeat-column repeat-row"/>
        </table:named-expressions>
      </table:table>
      <table:table table:name="カート" table:style-name="ta2">
        <office:forms form:automatic-focus="false" form:apply-design-mode="false"/>
        <table:table-column table:style-name="co1" table:number-columns-repeated="96" table:default-cell-style-name="ce8"/>
        <table:table-column table:style-name="co3" table:number-columns-repeated="161" table:default-cell-style-name="ce49"/>
        <table:table-column table:style-name="co3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0" table:number-rows-spanned="2">
              <text:p>DBレイアウト</text:p>
            </table:table-cell>
            <table:covered-table-cell table:number-columns-repeated="18" table:style-name="ce9"/>
            <table:covered-table-cell table:style-name="ce21"/>
            <table:table-cell table:style-name="ce23"/>
            <table:table-cell table:style-name="ce11" office:value-type="string" calcext:value-type="string" table:number-columns-spanned="9" table:number-rows-spanned="1">
              <text:p>システム</text:p>
            </table:table-cell>
            <table:covered-table-cell table:number-columns-repeated="7" table:style-name="ce24"/>
            <table:covered-table-cell table:style-name="ce11"/>
            <table:table-cell table:style-name="ce30" office:value-type="string" calcext:value-type="string" table:number-columns-spanned="20" table:number-rows-spanned="1">
              <text:p>カートシステム</text:p>
            </table:table-cell>
            <table:covered-table-cell table:number-columns-repeated="18" table:style-name="ce32"/>
            <table:covered-table-cell table:style-name="ce33"/>
            <table:table-cell table:style-name="ce11" office:value-type="string" calcext:value-type="string" table:number-columns-spanned="9" table:number-rows-spanned="1">
              <text:p>データーベース</text:p>
            </table:table-cell>
            <table:covered-table-cell table:number-columns-repeated="7" table:style-name="ce24"/>
            <table:covered-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ページ</text:p>
            </table:table-cell>
            <table:covered-table-cell table:number-columns-repeated="6" table:style-name="ce37"/>
            <table:covered-table-cell table:style-name="ce38"/>
            <table:table-cell table:style-name="ce39"/>
            <table:table-cell table:style-name="ce32" table:number-columns-repeated="7"/>
            <table:table-cell table:style-name="ce33"/>
            <table:table-cell table:style-name="ce3" table:number-columns-repeated="928"/>
          </table:table-row>
          <table:table-row table:style-name="ro1">
            <table:covered-table-cell table:style-name="ce2"/>
            <table:covered-table-cell table:number-columns-repeated="18" table:style-name="ce10"/>
            <table:covered-table-cell table:style-name="ce22"/>
            <table:table-cell table:style-name="ce2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更新日</text:p>
            </table:table-cell>
            <table:covered-table-cell table:number-columns-repeated="6" table:style-name="ce37"/>
            <table:covered-table-cell table:style-name="ce38"/>
            <table:table-cell table:style-name="ce40" office:value-type="date" office:date-value="2016-07-06" calcext:value-type="date" table:number-columns-spanned="9" table:number-rows-spanned="1">
              <text:p>2016/07/06</text:p>
            </table:table-cell>
            <table:covered-table-cell table:number-columns-repeated="7" table:style-name="ce41"/>
            <table:covered-table-cell table:style-name="ce42"/>
            <table:table-cell table:style-name="ce3" table:number-columns-repeated="928"/>
          </table:table-row>
          <table:table-row table:style-name="ro2">
            <table:table-cell table:style-name="ce47" table:number-columns-repeated="1024"/>
          </table:table-row>
          <table:table-row table:style-name="ro5">
            <table:table-cell table:style-name="ce50" office:value-type="string" calcext:value-type="string" table:number-columns-spanned="6" table:number-rows-spanned="1">
              <text:p>テーブル名</text:p>
            </table:table-cell>
            <table:covered-table-cell table:number-columns-repeated="2" table:style-name="ce56"/>
            <table:covered-table-cell table:number-columns-repeated="2" table:style-name="ce62"/>
            <table:covered-table-cell table:style-name="ce73"/>
            <table:table-cell table:style-name="ce78"/>
            <table:table-cell table:style-name="ce78" office:value-type="string" calcext:value-type="string">
              <text:p>カート</text:p>
            </table:table-cell>
            <table:table-cell table:style-name="ce78" table:number-columns-repeated="14"/>
            <table:table-cell table:style-name="ce50" office:value-type="string" calcext:value-type="string" table:number-columns-spanned="6" table:number-rows-spanned="1">
              <text:p>テーブルID</text:p>
            </table:table-cell>
            <table:covered-table-cell table:number-columns-repeated="2" table:style-name="ce56"/>
            <table:covered-table-cell table:number-columns-repeated="2" table:style-name="ce62"/>
            <table:covered-table-cell table:style-name="ce73"/>
            <table:table-cell table:style-name="ce78"/>
            <table:table-cell table:style-name="ce78" office:value-type="string" calcext:value-type="string">
              <text:p>Cart</text:p>
            </table:table-cell>
            <table:table-cell table:style-name="ce78" table:number-columns-repeated="13"/>
            <table:table-cell table:style-name="ce93"/>
            <table:table-cell table:style-name="ce94"/>
            <table:table-cell table:style-name="ce89" office:value-type="string" calcext:value-type="string">
              <text:p>PKEY数</text:p>
            </table:table-cell>
            <table:table-cell table:style-name="ce89" table:number-columns-repeated="3"/>
            <table:table-cell table:style-name="ce97"/>
            <table:table-cell table:style-name="ce98" table:formula="of:=COUNTA([.E6:.E41])" office:value-type="float" office:value="2" calcext:value-type="float" table:number-columns-spanned="7" table:number-rows-spanned="1">
              <text:p>2</text:p>
            </table:table-cell>
            <table:covered-table-cell table:number-columns-repeated="5" table:style-name="ce99"/>
            <table:covered-table-cell table:style-name="ce100"/>
            <table:table-cell table:style-name="ce89"/>
            <table:table-cell table:style-name="ce89" office:value-type="string" calcext:value-type="string">
              <text:p>PKEYｻｲｽﾞ</text:p>
            </table:table-cell>
            <table:table-cell table:style-name="ce89" table:number-columns-repeated="3"/>
            <table:table-cell table:style-name="ce97"/>
            <table:table-cell table:style-name="ce100" table:formula="of:=SUMIF([.E6:.E41];&quot;○&quot;;[.BH6:.BH41])" office:value-type="float" office:value="0" calcext:value-type="float" table:number-columns-spanned="7" table:number-rows-spanned="1">
              <text:p>0</text:p>
            </table:table-cell>
            <table:covered-table-cell table:number-columns-repeated="5" table:style-name="ce99"/>
            <table:covered-table-cell table:style-name="ce100"/>
            <table:table-cell table:style-name="ce94"/>
            <table:table-cell table:style-name="ce89" office:value-type="string" calcext:value-type="string">
              <text:p>ﾌｨｰﾙﾄﾞ数</text:p>
            </table:table-cell>
            <table:table-cell table:style-name="ce89" table:number-columns-repeated="3"/>
            <table:table-cell table:style-name="ce97"/>
            <table:table-cell table:style-name="ce100" table:formula="of:=COUNTA([.H6:.H41])" office:value-type="float" office:value="5" calcext:value-type="float" table:number-columns-spanned="7" table:number-rows-spanned="1">
              <text:p>5</text:p>
            </table:table-cell>
            <table:covered-table-cell table:number-columns-repeated="5" table:style-name="ce99"/>
            <table:covered-table-cell table:style-name="ce100"/>
            <table:table-cell table:style-name="ce94"/>
            <table:table-cell table:style-name="ce89" office:value-type="string" calcext:value-type="string">
              <text:p>ﾚｺｰﾄﾞｻｲｽﾞ</text:p>
            </table:table-cell>
            <table:table-cell table:style-name="ce89" table:number-columns-repeated="3"/>
            <table:table-cell table:style-name="ce97"/>
            <table:table-cell table:style-name="ce98" table:formula="of:=SUM([.BH6:.BJ41])" office:value-type="float" office:value="77" calcext:value-type="float" table:number-columns-spanned="7" table:number-rows-spanned="1">
              <text:p>77</text:p>
            </table:table-cell>
            <table:covered-table-cell table:number-columns-repeated="5" table:style-name="ce99"/>
            <table:covered-table-cell table:style-name="ce100"/>
            <table:table-cell table:style-name="ce115" table:number-columns-repeated="928"/>
          </table:table-row>
          <table:table-row table:style-name="ro6">
            <table:table-cell table:style-name="ce51" office:value-type="string" calcext:value-type="string" table:number-columns-spanned="3" table:number-rows-spanned="1">
              <text:p>SEQ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PKEY</text:p>
            </table:table-cell>
            <table:covered-table-cell table:style-name="ce57"/>
            <table:covered-table-cell table:style-name="ce61"/>
            <table:table-cell table:style-name="ce79"/>
            <table:table-cell table:style-name="ce84" office:value-type="string" calcext:value-type="string">
              <text:p>項目名</text:p>
            </table:table-cell>
            <table:table-cell table:style-name="ce89" table:number-columns-repeated="12"/>
            <table:table-cell table:style-name="ce15"/>
            <table:table-cell table:style-name="ce89" table:number-columns-repeated="5"/>
            <table:table-cell table:style-name="ce92"/>
            <table:table-cell table:style-name="ce79"/>
            <table:table-cell table:style-name="ce89" office:value-type="string" calcext:value-type="string">
              <text:p>フィールド名</text:p>
            </table:table-cell>
            <table:table-cell table:style-name="ce89" table:number-columns-repeated="17"/>
            <table:table-cell table:style-name="ce96"/>
            <table:table-cell table:style-name="ce79"/>
            <table:table-cell table:style-name="ce89" office:value-type="string" calcext:value-type="string">
              <text:p>タイプ</text:p>
            </table:table-cell>
            <table:table-cell table:style-name="ce89" table:number-columns-repeated="4"/>
            <table:table-cell table:style-name="ce15"/>
            <table:table-cell table:style-name="ce89"/>
            <table:table-cell table:style-name="ce92"/>
            <table:table-cell table:style-name="ce63" office:value-type="string" calcext:value-type="string" table:number-columns-spanned="3" table:number-rows-spanned="1">
              <text:p>長さ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ｻｲｽﾞ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NULL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INDEX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7" table:number-rows-spanned="1">
              <text:p>初期値</text:p>
            </table:table-cell>
            <table:covered-table-cell table:number-columns-repeated="5" table:style-name="ce57"/>
            <table:covered-table-cell table:style-name="ce61"/>
            <table:table-cell table:style-name="ce79"/>
            <table:table-cell table:style-name="ce89" office:value-type="string" calcext:value-type="string">
              <text:p>特記事項</text:p>
            </table:table-cell>
            <table:table-cell table:style-name="ce89" table:number-columns-repeated="18"/>
            <table:table-cell table:style-name="ce97"/>
            <table:table-cell table:style-name="ce115" table:number-columns-repeated="928"/>
          </table:table-row>
        </table:table-header-rows>
        <table:table-row table:style-name="ro6">
          <table:table-cell table:style-name="ce52" office:value-type="string" calcext:value-type="string" table:number-columns-spanned="3" table:number-rows-spanned="1">
            <text:p>1</text:p>
          </table:table-cell>
          <table:covered-table-cell table:number-columns-repeated="2" table:style-name="ce58"/>
          <table:table-cell table:style-name="ce64"/>
          <table:table-cell table:style-name="ce69" office:value-type="string" calcext:value-type="string">
            <text:p>◯</text:p>
          </table:table-cell>
          <table:table-cell table:style-name="ce74"/>
          <table:table-cell table:style-name="ce80"/>
          <table:table-cell table:style-name="ce85" office:value-type="string" calcext:value-type="string">
            <text:p>会員ID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7"/>
          <table:table-cell table:style-name="ce85" office:value-type="string" calcext:value-type="string">
            <text:p>IdName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1" table:number-columns-spanned="3" table:number-rows-spanned="1"/>
          <table:covered-table-cell table:style-name="ce105"/>
          <table:covered-table-cell table:style-name="ce107"/>
          <table:table-cell table:style-name="ce101" office:value-type="float" office:value="20" calcext:value-type="float" table:number-columns-spanned="3" table:number-rows-spanned="1">
            <text:p>20</text:p>
          </table:table-cell>
          <table:covered-table-cell table:style-name="ce105"/>
          <table:covered-table-cell table:style-name="ce107"/>
          <table:table-cell table:style-name="ce64"/>
          <table:table-cell table:style-name="ce69"/>
          <table:table-cell table:style-name="ce74"/>
          <table:table-cell table:style-name="ce64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2</text:p>
          </table:table-cell>
          <table:covered-table-cell table:number-columns-repeated="2" table:style-name="ce58"/>
          <table:table-cell table:style-name="ce64"/>
          <table:table-cell table:style-name="ce69" office:value-type="string" calcext:value-type="string">
            <text:p>◯</text:p>
          </table:table-cell>
          <table:table-cell table:style-name="ce74"/>
          <table:table-cell table:style-name="ce80"/>
          <table:table-cell table:style-name="ce85" office:value-type="string" calcext:value-type="string">
            <text:p>製品ID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7"/>
          <table:table-cell table:style-name="ce85" office:value-type="string" calcext:value-type="string">
            <text:p>IdItem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1" table:number-columns-spanned="3" table:number-rows-spanned="1"/>
          <table:covered-table-cell table:style-name="ce105"/>
          <table:covered-table-cell table:style-name="ce107"/>
          <table:table-cell table:style-name="ce101" office:value-type="float" office:value="6" calcext:value-type="float" table:number-columns-spanned="3" table:number-rows-spanned="1">
            <text:p>6</text:p>
          </table:table-cell>
          <table:covered-table-cell table:style-name="ce105"/>
          <table:covered-table-cell table:style-name="ce107"/>
          <table:table-cell table:style-name="ce64"/>
          <table:table-cell table:style-name="ce69"/>
          <table:table-cell table:style-name="ce74"/>
          <table:table-cell table:style-name="ce64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3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office:value-type="string" calcext:value-type="string">
            <text:p>製品名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5"/>
          <table:table-cell table:style-name="ce85" office:value-type="string" calcext:value-type="string">
            <text:p>ItemName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office:value-type="float" office:value="40" calcext:value-type="float" table:number-columns-spanned="3" table:number-rows-spanned="1">
            <text:p>40</text:p>
          </table:table-cell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4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6" office:value-type="string" calcext:value-type="string">
            <text:p>注文数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5"/>
          <table:table-cell table:style-name="ce86" office:value-type="string" calcext:value-type="string">
            <text:p>OrderNam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数値型</text:p>
          </table:table-cell>
          <table:table-cell table:style-name="ce86" table:number-columns-repeated="6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office:value-type="float" office:value="4" calcext:value-type="float" table:number-columns-spanned="3" table:number-rows-spanned="1">
            <text:p>4</text:p>
          </table:table-cell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5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7" office:value-type="string" calcext:value-type="string">
            <text:p>値段</text:p>
          </table:table-cell>
          <table:table-cell table:style-name="ce87"/>
          <table:table-cell table:style-name="ce91" table:number-columns-repeated="17"/>
          <table:table-cell table:style-name="ce75"/>
          <table:table-cell table:style-name="ce66"/>
          <table:table-cell table:style-name="ce87" office:value-type="string" calcext:value-type="string">
            <text:p>Price</text:p>
          </table:table-cell>
          <table:table-cell table:style-name="ce17" table:number-columns-repeated="2"/>
          <table:table-cell table:style-name="ce91" table:number-columns-repeated="15"/>
          <table:table-cell table:style-name="ce75"/>
          <table:table-cell table:style-name="ce66"/>
          <table:table-cell table:style-name="ce17" office:value-type="string" calcext:value-type="string">
            <text:p>数値型</text:p>
          </table:table-cell>
          <table:table-cell table:style-name="ce91"/>
          <table:table-cell table:style-name="ce17"/>
          <table:table-cell table:style-name="ce91" table:number-columns-repeated="4"/>
          <table:table-cell table:style-name="ce75"/>
          <table:table-cell table:style-name="ce103" table:number-columns-spanned="3" table:number-rows-spanned="1"/>
          <table:covered-table-cell table:number-columns-repeated="2" table:style-name="ce103"/>
          <table:table-cell table:style-name="ce103" office:value-type="float" office:value="7" calcext:value-type="float" table:number-columns-spanned="3" table:number-rows-spanned="1">
            <text:p>7</text:p>
          </table:table-cell>
          <table:covered-table-cell table:style-name="ce109"/>
          <table:covered-table-cell table:style-name="ce110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3" table:number-columns-spanned="3" table:number-rows-spanned="1"/>
          <table:covered-table-cell table:number-columns-repeated="2" table:style-name="ce59"/>
          <table:table-cell table:style-name="ce66"/>
          <table:table-cell table:style-name="ce70"/>
          <table:table-cell table:style-name="ce75"/>
          <table:table-cell table:style-name="ce81"/>
          <table:table-cell table:style-name="ce87"/>
          <table:table-cell table:style-name="ce90"/>
          <table:table-cell table:style-name="ce91" table:number-columns-repeated="17"/>
          <table:table-cell table:style-name="ce75"/>
          <table:table-cell table:style-name="ce66"/>
          <table:table-cell table:style-name="ce87"/>
          <table:table-cell table:style-name="ce17"/>
          <table:table-cell table:style-name="ce91" table:number-columns-repeated="16"/>
          <table:table-cell table:style-name="ce75"/>
          <table:table-cell table:style-name="ce66"/>
          <table:table-cell table:style-name="ce17"/>
          <table:table-cell table:style-name="ce91" table:number-columns-repeated="6"/>
          <table:table-cell table:style-name="ce75"/>
          <table:table-cell table:style-name="ce103" table:number-columns-spanned="3" table:number-rows-spanned="1"/>
          <table:covered-table-cell table:number-columns-repeated="2" table:style-name="ce103"/>
          <table:table-cell table:style-name="ce103" table:number-columns-spanned="3" table:number-rows-spanned="1"/>
          <table:covered-table-cell table:style-name="ce109"/>
          <table:covered-table-cell table:style-name="ce110"/>
          <table:table-cell table:style-name="ce66"/>
          <table:table-cell table:style-name="ce111"/>
          <table:table-cell table:style-name="ce75"/>
          <table:table-cell table:style-name="ce66"/>
          <table:table-cell table:style-name="ce111"/>
          <table:table-cell table:style-name="ce75"/>
          <table:table-cell table:style-name="ce66"/>
          <table:table-cell table:style-name="ce91" table:number-columns-repeated="5"/>
          <table:table-cell table:style-name="ce75"/>
          <table:table-cell table:style-name="ce66"/>
          <table:table-cell table:style-name="ce91" table:number-columns-repeated="19"/>
          <table:table-cell table:style-name="ce114"/>
          <table:table-cell table:style-name="ce117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7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5"/>
          <table:table-cell table:style-name="ce19" table:number-columns-repeated="2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5"/>
          <table:table-cell table:style-name="ce19" table:number-columns-repeated="2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69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69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4" table:number-columns-spanned="3" table:number-rows-spanned="1"/>
          <table:covered-table-cell table:number-columns-repeated="2" table:style-name="ce60"/>
          <table:table-cell table:style-name="ce68"/>
          <table:table-cell table:style-name="ce72"/>
          <table:table-cell table:style-name="ce77"/>
          <table:table-cell table:style-name="ce83"/>
          <table:table-cell table:style-name="ce88" table:number-columns-repeated="2"/>
          <table:table-cell table:style-name="ce18" table:number-columns-repeated="17"/>
          <table:table-cell table:style-name="ce77"/>
          <table:table-cell table:style-name="ce68"/>
          <table:table-cell table:style-name="ce18" table:number-columns-repeated="18"/>
          <table:table-cell table:style-name="ce77"/>
          <table:table-cell table:style-name="ce68"/>
          <table:table-cell table:style-name="ce18" table:number-columns-repeated="7"/>
          <table:table-cell table:style-name="ce77"/>
          <table:table-cell table:style-name="ce104" table:number-columns-spanned="3" table:number-rows-spanned="1"/>
          <table:covered-table-cell table:number-columns-repeated="2" table:style-name="ce104"/>
          <table:table-cell table:style-name="ce104" table:number-columns-spanned="3" table:number-rows-spanned="1"/>
          <table:covered-table-cell table:number-columns-repeated="2" table:style-name="ce104"/>
          <table:table-cell table:style-name="ce68"/>
          <table:table-cell table:style-name="ce72"/>
          <table:table-cell table:style-name="ce77"/>
          <table:table-cell table:style-name="ce68"/>
          <table:table-cell table:style-name="ce72"/>
          <table:table-cell table:style-name="ce77"/>
          <table:table-cell table:style-name="ce68"/>
          <table:table-cell table:style-name="ce18" table:number-columns-repeated="5"/>
          <table:table-cell table:style-name="ce77"/>
          <table:table-cell table:style-name="ce68"/>
          <table:table-cell table:style-name="ce18" table:number-columns-repeated="19"/>
          <table:table-cell table:style-name="ce46"/>
          <table:table-cell table:style-name="ce116" table:number-columns-repeated="928"/>
        </table:table-row>
        <table:table-row table:style-name="ro7" table:number-rows-repeated="4">
          <table:table-cell table:style-name="ce55" table:number-columns-repeated="96"/>
          <table:table-cell table:style-name="ce112" table:number-columns-repeated="928"/>
        </table:table-row>
        <table:table-row table:style-name="ro7" table:number-rows-repeated="6">
          <table:table-cell table:style-name="ce55" table:number-columns-repeated="92"/>
          <table:table-cell table:style-name="ce112" table:number-columns-repeated="932"/>
        </table:table-row>
        <table:table-row table:style-name="ro7" table:number-rows-repeated="92">
          <table:table-cell table:style-name="ce55" table:number-columns-repeated="96"/>
          <table:table-cell table:style-name="ce112" table:number-columns-repeated="928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year/>
      <number:text>.</number:text>
      <number:month number:style="long"/>
      <number:text>.</number:text>
      <number:day number:style="long"/>
    </number:date-style>
    <number:number-style style:name="N150P0" style:volatile="true">
      <number:text/>
    </number:number-style>
    <number:number-style style:name="N150P1" style:volatile="true">
      <number:text/>
    </number:number-style>
    <number:number-style style:name="N150P2" style:volatile="true">
      <number:text/>
    </number:number-style>
    <number:text-style style:name="N150">
      <number:tex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</number:text>
    </number:number-style>
    <number:date-style style:name="N152">
      <number:year number:style="long"/>
      <number:text>.</number:text>
      <number:month number:style="long"/>
      <number:text>.</number:text>
      <number:day number:style="long"/>
    </number:date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number-style style:name="N159">
      <number:number number:decimal-places="0" loext:min-decimal-places="0" number:min-integer-digits="1" number:grouping="true"/>
      <number:text> </number:text>
    </number:number-style>
    <number:date-style style:name="N160">
      <number:year number:style="long"/>
      <number:text>年</number:text>
      <number:month/>
      <number:text>月</number:text>
      <number:day/>
      <number:text>日作成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_5f_0" style:display-name="Excel_BuiltIn_Comma_0" style:family="table-cell" style:parent-style-name="Default" style:data-style-name="N11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1.01mm" fo:margin-bottom="7mm" fo:margin-left="10mm" fo:margin-right="10mm" style:first-page-number="continue" style:scale-to="91%" style:writing-mode="lr-tb"/>
      <style:header-style>
        <style:header-footer-properties svg:height="0mm" fo:margin-left="9mm" fo:margin-right="9mm" fo:margin-bottom="0mm"/>
      </style:header-style>
      <style:footer-style>
        <style:header-footer-properties fo:min-height="7.5mm" fo:margin-left="9mm" fo:margin-right="9mm" fo:margin-top="0.1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00/00/00</text:date>, <text:time style:data-style-name="N2" text:time-value="13:55:57.86478545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テーブル一覧" style:display-name="PageStyle_テーブル一覧" style:page-layout-name="Mpm3">
      <style:header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-left>
      <style:footer>
        <style:region-left>
          <text:p><text:span text:style-name="MT2">※</text:span><text:span text:style-name="MT2">太字は新規追加テーブル</text:span></text:p>
        </style:region-left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>
      <style:footer-left style:display="false">
        <style:region-left>
          <text:p><text:span text:style-name="MT2">※</text:span><text:span text:style-name="MT2">太字は新規追加テーブル</text:span></text:p>
        </style:region-left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-left>
    </style:master-page>
    <style:master-page style:name="PageStyle_5f_製品マスタ" style:display-name="PageStyle_製品マスタ" style:page-layout-name="Mpm3">
      <style:header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-left>
      <style:footer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>
      <style:footer-left style:display="false"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a</meta:initial-creator>
    <meta:creation-date>2006-05-01T14:12:51</meta:creation-date>
    <dc:date>2016-08-04T15:39:43.445032721</dc:date>
    <meta:print-date>2006-10-01T16:03:40</meta:print-date>
    <meta:editing-duration>PT2H4M43S</meta:editing-duration>
    <meta:editing-cycles>9</meta:editing-cycles>
    <meta:generator>LibreOffice/5.1.4.2$Linux_X86_64 LibreOffice_project/10m0$Build-2</meta:generator>
    <meta:document-statistic meta:table-count="3" meta:cell-count="137" meta:object-count="0"/>
  </office:meta>
</office:document-meta>
</file>